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2pt" style:font-size-asian="24pt" style:font-size-complex="24pt"/>
    </style:style>
    <style:style style:name="T1" style:family="text">
      <style:text-properties fo:font-size="2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Gradient Boosting Machine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</text:p>
              </text:list-item>
              <text:list-item>
                <text:p>Descente du gradient</text:p>
              </text:list-item>
              <text:list-item>
                <text:p>GBM Régression</text:p>
              </text:list-item>
              <text:list-item>
                <text:p>GBM Classificat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nvention du GBM</text:span></text:p>
                <text:p text:style-name="P3"><text:span text:style-name="T1">Jerome Friedman</text:span></text:p>
                <text:p text:style-name="P3"><text:span text:style-name="T1">1999</text:span></text:p>
                <text:p text:style-name="P3"><text:span text:style-name="T1">Greedy Function Approximation : A Gradient Boosting Mach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résentation du 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grégation de modèles élaborés séquentiellement</text:span></text:p>
              </text:list-item>
              <text:list-item>
                <text:p text:style-name="P3"><text:span text:style-name="T1">Pondération des modèles</text:span></text:p>
              </text:list-item>
              <text:list-item>
                <text:p text:style-name="P3"><text:span text:style-name="T1">Correction des poids à chaque itération </text:span></text:p>
              </text:list-item>
              <text:list-item>
                <text:p text:style-name="P3"><text:span text:style-name="T1">Focalisation sur les prédicteurs les plus mauva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escente du gradient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BM pour la régress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BM pour la classific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éthode performante</text:span></text:p>
              </text:list-item>
              <text:list-item>
                <text:p text:style-name="P3"><text:span text:style-name="T1">Amélioration possible</text:span></text:p>
              </text:list-item>
              <text:list-item>
                <text:p text:style-name="P3"><text:span text:style-name="T1">Stochastic Gradient Boosting</text:span></text:p>
              </text:list-item>
              <text:list-item>
                <text:p text:style-name="P3"><text:span text:style-name="T1">XGBoost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1H32M15S</meta:editing-duration>
    <meta:editing-cycles>9</meta:editing-cycles>
    <meta:generator>LibreOffice/6.0.6.2$Linux_X86_64 LibreOffice_project/00m0$Build-2</meta:generator>
    <dc:title>Beehive</dc:title>
    <meta:initial-creator>risky </meta:initial-creator>
    <dc:date>2018-10-15T17:09:35.626050409</dc:date>
    <meta:document-statistic meta:object-count="67"/>
  </office:meta>
</office:document-meta>
</file>